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line-height="100%" fo:text-indent="0in" style:auto-text-indent="false"/>
    </style:style>
    <style:style style:name="P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3"/>
    </style:style>
    <style:style style:name="P9" style:family="paragraph" style:parent-style-name="Text_20_body">
      <style:paragraph-properties loext:contextual-spacing="false" fo:margin-left="3.1252in" fo:margin-right="0in" fo:margin-top="0in" fo:margin-bottom="0in" fo:line-height="100%" fo:text-align="justify" style:justify-single-word="false" fo:text-indent="0in" style:auto-text-indent="false"/>
      <style:text-properties style:font-name="Times New Roman2" style:font-name-complex="Times New Roman2"/>
    </style:style>
    <style:style style:name="P10" style:family="paragraph" style:parent-style-name="Contents_20_2">
      <style:paragraph-properties>
        <style:tab-stops>
          <style:tab-stop style:position="6.1043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3008in" style:type="right" style:leader-style="dotted" style:leader-text="."/>
        </style:tab-stops>
      </style:paragraph-properties>
    </style:style>
    <style:style style:name="P13" style:family="paragraph" style:parent-style-name="Text_20_body" style:master-page-name="Textual_20_elements">
      <style:paragraph-properties fo:margin-left="0in" fo:margin-right="0in" fo:line-height="100%" fo:text-align="center" style:justify-single-word="false" fo:text-indent="0in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text-underline-style="none" fo:font-weight="normal" style:font-weight-asian="normal" style:font-weight-complex="normal"/>
    </style:style>
    <style:style style:name="P15" style:family="paragraph" style:parent-style-name="Title" style:list-style-name="Numbering_20_2">
      <style:paragraph-properties loext:contextual-spacing="false" fo:margin-left="0in" fo:margin-right="0in" fo:margin-top="0in" fo:margin-bottom="0in" fo:line-height="150%" fo:text-align="start" style:justify-single-word="false" fo:text-indent="0in" style:auto-text-indent="false" fo:keep-with-next="always"/>
    </style:style>
    <style:style style:name="P16" style:family="paragraph" style:parent-style-name="Title" style:master-page-name="Textual_20_elements">
      <style:paragraph-properties style:page-number="auto"/>
    </style:style>
    <style:style style:name="P17" style:family="paragraph" style:parent-style-name="Footnote">
      <style:text-properties style:font-name="Times New Roman3" fo:font-size="8pt" style:font-size-asian="8pt" style:font-size-complex="8pt"/>
    </style:style>
    <style:style style:name="P18" style:family="paragraph" style:parent-style-name="Footnote">
      <style:text-properties style:font-name="Times New Roman3" fo:font-size="8pt" style:font-size-asian="7pt" style:font-size-complex="8pt"/>
    </style:style>
    <style:style style:name="P19" style:family="paragraph" style:parent-style-name="Footnote">
      <style:text-properties fo:font-size="8pt" style:font-size-asian="8pt" style:font-size-complex="8pt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size-asian="10.5pt"/>
    </style:style>
    <style:style style:name="T8" style:family="text">
      <style:text-properties style:font-name="Times New Roman3" fo:font-weight="normal" style:font-size-asian="10.5pt" style:font-weight-asian="normal" style:font-weight-complex="normal"/>
    </style:style>
    <style:style style:name="T9" style:family="text">
      <style:text-properties style:font-name="Times New Roman3" fo:font-weight="bold" style:font-size-asian="10.5pt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use-window-font-color="true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7" draw:z-index="0" draw:style-name="gr1" draw:text-style-name="P21" svg:width="0.5413in" svg:height="0.5079in" svg:x="6.3264in" svg:y="1.2016in">
        <text:p/>
      </draw:rect>
      <text:p text:style-name="P4">FELIPE RODRIGUES DO PRADO</text:p>
      <text:p text:style-name="P4">JOÃO PAULO NAKAJI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13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9">Pré-projeto de desenvolvimento apresentado à disciplina de TCC 1 do curso de Sistemas de Informação com requisito parcial para obtenção de créditos.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UMÁRIO</text:p>
          </text:index-title>
          <text:p text:style-name="P12"><text:a xlink:type="simple" xlink:href="#__RefHeading__2065_2051713974" text:style-name="Index_20_Link" text:visited-style-name="Index_20_Link"><text:s/>1 Quadro teórico<text:tab/>3</text:a></text:p>
          <text:p text:style-name="P10"><text:a xlink:type="simple" xlink:href="#__RefHeading__565_22349775" text:style-name="Index_20_Link" text:visited-style-name="Index_20_Link"><text:s/>1.1 Java<text:tab/>3</text:a></text:p>
          <text:p text:style-name="P10"><text:a xlink:type="simple" xlink:href="#__RefHeading__567_22349775" text:style-name="Index_20_Link" text:visited-style-name="Index_20_Link"><text:s/>1.2 Hibernate<text:tab/>3</text:a></text:p>
          <text:p text:style-name="P10"><text:a xlink:type="simple" xlink:href="#__RefHeading__569_22349775" text:style-name="Index_20_Link" text:visited-style-name="Index_20_Link"><text:s/>1.3 PostgreSQL<text:tab/>4</text:a></text:p>
          <text:p text:style-name="P10"><text:a xlink:type="simple" xlink:href="#__RefHeading__571_22349775" text:style-name="Index_20_Link" text:visited-style-name="Index_20_Link"><text:s/>1.4 HTML<text:tab/>5</text:a></text:p>
          <text:p text:style-name="P10"><text:a xlink:type="simple" xlink:href="#__RefHeading__573_22349775" text:style-name="Index_20_Link" text:visited-style-name="Index_20_Link"><text:s/>1.5 JavaScript<text:tab/>6</text:a></text:p>
          <text:p text:style-name="P10"><text:a xlink:type="simple" xlink:href="#__RefHeading__575_22349775" text:style-name="Index_20_Link" text:visited-style-name="Index_20_Link"><text:s/>1.6 CSS<text:tab/>6</text:a></text:p>
          <text:p text:style-name="P12"><text:a xlink:type="simple" xlink:href="#__RefHeading__2216_2051713974" text:style-name="Index_20_Link" text:visited-style-name="Index_20_Link"><text:s/>2 Referências<text:tab/>8</text:a></text:p>
        </text:index-body>
      </text:table-of-content>
      <text:list xml:id="list1018133943" text:style-name="Numbering_20_2">
        <text:list-header>
          <text:h text:style-name="P15" text:outline-level="1"/>
        </text:list-header>
        <text:list-item>
          <text:h text:style-name="P16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Text_20_body">Para que se possa desenvolver qualquer solução,é necessário o uso de algumas ferramentas, teorias e tecnologias. Abaixo serão apresentadas algumas delas usadas no desenvolvimento desta pesquisa, bem como sua utilidade.</text:p>
      <text:p text:style-name="P2"/>
      <text:p text:style-name="P2"/>
      <text:list xml:id="list2153886810" text:continue-numbering="true" text:style-name="Numbering_20_2">
        <text:list-item>
          <text:list>
            <text:list-item>
              <text:h text:style-name="Subtitle" text:outline-level="2"><text:bookmark-start text:name="__RefHeading__565_22349775"/>Java<text:bookmark-end text:name="__RefHeading__565_22349775"/></text:h>
            </text:list-item>
          </text:list>
        </text:list-item>
      </text:list>
      <text:p text:style-name="Text_20_body"/>
      <text:p text:style-name="Text_20_body"/>
      <text:p text:style-name="Text_20_body">Java é uma linguagem de programação e uma plataforma de desenvolvimento lançada em 1996 pela Sun Microsystems com a finalidade de desenvolver aplicativos para diferentes plataformas (Windows – Linux – WEB – Mobile). Qualquer dispositivo que possua a JVM é capaz de executar o software desenvolvido em java (SOBRAL; CLARO, 2008).</text:p>
      <text:p text:style-name="Text_20_body"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Text_20_body">Para se desenvolver em Java é necessário instalar um Kit de desenvolvimento, o <office:annotation><dc:creator>Felipe Prado</dc:creator><dc:date>2015-03-09T00:49:34</dc:date><text:p text:style-name="P20"><text:span text:style-name="T13">João, segundo a Joelma, tem que colocar primeiro o significado da abreviação e depois a abreviação.</text:span></text:p></office:annotation>JDK – Java Development Kit, o qual pode ser obtido no próprio site da Oracle – empresa mantenedora da plataforma. Ele é composto de compilador, máquina virtual, bibliotecas e utilitários.(CAELUM, 2015).</text:p>
      <text:p text:style-name="Text_20_body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2"/>
      <text:p text:style-name="P2"/>
      <text:list xml:id="list1746432840" text:continue-numbering="true" text:style-name="Numbering_20_2">
        <text:list-item>
          <text:list>
            <text:list-item>
              <text:h text:style-name="Subtitle" text:outline-level="2"><text:bookmark-start text:name="__RefHeading__567_22349775"/>Hibernate<text:bookmark-end text:name="__RefHeading__567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Segundo Bauer e King(2005, p.19) Hibernate é um framework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 que contém as configurações para se fazer o mapeamento dos dados contidos da classe em Java para as colunas do SGBD.</text:p>
      <text:p text:style-name="Text_20_body">Utilizar-se dos benefícios oferecidos pelo Hibernate para o desenvolvimento de uma aplicação que utilize banco de dados relacional e linguagem orientada a objetos é de grande estima, pois segundo Durham e Johnson (1996, pg.34) no desenvolvimento de software, um framework é uma estrutura de suporte definida em que um outro projeto de software pode ser organizado e desenvolvido. Tipicamente, um framework pode incluir programas de apoio, bibliotecas de código, linguagens de script e outros softwares para ajudar a desenvolver e juntar diferentes componentes do seu projeto.</text:p>
      <text:p text:style-name="P2"/>
      <text:p text:style-name="P2"/>
      <text:list xml:id="list1748128904" text:continue-numbering="true" text:style-name="Numbering_20_2">
        <text:list-item>
          <text:list>
            <text:list-item>
              <text:h text:style-name="Subtitle" text:outline-level="2"><text:bookmark-start text:name="__RefHeading__569_22349775"/>PostgreSQL<text:bookmark-end text:name="__RefHeading__569_22349775"/></text:h>
            </text:list-item>
          </text:list>
        </text:list-item>
      </text:list>
      <text:p text:style-name="Text_20_body"/>
      <text:p text:style-name="Text_20_body"/>
      <text:p text:style-name="Text_20_body">Segundo Neto (2003 apud Souza et al,2012,p. 2), o PostgreSQL é um SGBDR - Sistema Gerenciador de Banco de Dados Relacional que está baseado nos padrões SQL ANSI-92, 96 e 99, possui alta performance, de fácil administração e utilizaçãoo em projetos por especialistas Database Administrator (DBA) e Projetistas de Sistemas.</text:p>
      <text:p text:style-name="Text_20_body"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Text_20_body">Seu código é livre e há um grupo responsável pela sua validação. Grandes empresas como a Fujitsu, NTT Goup, Skype, Hub.org, Red Hat e SRA são financiadoras do PostgreSQL que, além disso, recebe doações. É utilizado por multinacionais, órgãos <text:soft-page-break/>governamentais e universidades. Recebeu vários prêmios como melhor sistema de banco de dados Open Source.(Souza et al; 2011).</text:p>
      <text:p text:style-name="P2"/>
      <text:p text:style-name="P2"/>
      <text:list xml:id="list786374792" text:continue-numbering="true" text:style-name="Numbering_20_2">
        <text:list-item>
          <text:list>
            <text:list-item>
              <text:h text:style-name="Subtitle" text:outline-level="2"><text:bookmark-start text:name="__RefHeading__571_22349775"/><text:span text:style-name="T12">HyperText Markup Language</text:span> (HTML)<text:bookmark-end text:name="__RefHeading__571_22349775"/></text:h>
            </text:list-item>
          </text:list>
        </text:list-item>
      </text:list>
      <text:p text:style-name="Text_20_body"/>
      <text:p text:style-name="Text_20_body"/>
      <text:p text:style-name="Text_20_body"><text:span text:style-name="T10">HyperText Markup Language</text:span>, é o significado da sigla HTML, que, em português, significa linguagem para marcação de hipertexto. Foi criada por Tim Berners-Lee na década de noventa tornando-se um padrão internacional. De modo geral, o <text:span text:style-name="T12">hipertexto</text:span> é todo o conteúdo de um documento para <text:span text:style-name="T10">web</text:span>, com a característica de se interligar a outros documentos da <text:span text:style-name="T10">web</text:span> através de <text:span text:style-name="T10">links</text:span> presentes nos <text:span text:style-name="T12">hipertextos</text:span> (Silva, 2011). </text:p>
      <text:p text:style-name="Text_20_body"><text:tab/>Conforme Mozilla Developer Network (2014), a HTML é uma linguagem de marcação que estrutura o conteúdo de um documento da <text:span text:style-name="T10">Web</text:span>. O conteúdo visto ao acessar uma página através do navegador é descrito utilizando a HTML, tornando-se a principal linguagem para conteúdo da <text:span text:style-name="T10">Web</text:span> mantida pelo <text:span text:style-name="T10">World Wide Web Consortion</text:span> (W3C). </text:p>
      <text:p text:style-name="Text_20_body"><text:tab/>O W3C é uma comunidade internacional liderada pelo criador da <text:span text:style-name="T10">Web</text:span> Tim Berners-Lee, e formada por organizações, profissionais e público em geral com o objetivo de conduzir a <text:span text:style-name="T10">Web</text:span> ao seu potencial máximo, através do desenvolvimento de padrões e especificações para a <text:span text:style-name="T10">Web</text:span> (W3C. 2015). </text:p>
      <text:p text:style-name="Text_20_body"><text:tab/>Segundo Silva (2011), desde a criação da <text:span text:style-name="T10">Web</text:span>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 </text:p>
      <text:p text:style-name="Text_20_body"><text:tab/>Mesmo sendo uma linguagem destinada a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10">Web</text:span>, fundamentando dessa maneira os princípios básicos do desenvolvimento seguindo os padrões <text:span text:style-name="T10">Web</text:span> (Silva, 2011).</text:p>
      <text:p text:style-name="P2"/>
      <text:p text:style-name="P2"/>
      <text:list xml:id="list870296796" text:continue-numbering="true" text:style-name="Numbering_20_2">
        <text:list-item>
          <text:list>
            <text:list-item>
              <text:h text:style-name="Subtitle" text:outline-level="2"><text:bookmark-start text:name="__RefHeading__573_22349775"/><text:soft-page-break/>JavaScript<text:bookmark-end text:name="__RefHeading__573_22349775"/></text:h>
            </text:list-item>
          </text:list>
        </text:list-item>
      </text:list>
      <text:p text:style-name="Text_20_body"/>
      <text:p text:style-name="Text_20_body"/>
      <text:p text:style-name="Text_20_body">JavaScript é uma linguagem de programação criada pela Netscape em parceria com a Sun Microsystems. Sua primeira versão, definida como JavaScript 1.0, foi lançada em 1995 e implementada em março de 1996 no navegador Netscape Navigator 2.0 (Silva, 2010). </text:p>
      <text:p text:style-name="Text_20_body"><text:tab/>Segundo Silva (2010), <text:s/>o JavaScript tem como finalidade fornecer funcionalidades para adicionar interatividades avançadas a uma página <text:span text:style-name="T10">Web</text:span>. É desenvolvido para ser executada no lado do cliente, ou seja, é interpretada pelo navegador do usuário. Os navegadores possuem funcionalidades integradas para realizar a interpretação e o funcionamento da linguagem JavaScript. </text:p>
      <text:p text:style-name="Text_20_body"><text:tab/>Conforme Mozilla Developer Network (2015), JavaScript é baseado na linguagem de programação ECMAScript que é padronizado pela Ecma International na especificação ECMA-262 e ECMA-402. </text:p>
      <text:p text:style-name="Text_20_body"><text:tab/>JavaScript é uma linguagem interpretada, baseada em objetos com funções de primeira classe e com a característica de ser uma linguagem leve para a execução. Funções de primeira classe em linguagem de programação, significa que funções podem ser passadas como argumentos para outras funções, retornadas de outras funções, atribuídas a variáveis ou armazenadas em estrutura de dados. Além de ser executada nos navegadores, é utilizada em outros ambientes, como por exemplo, node.js ou Apache CouchDB (Mozilla Developer Network, 2015). </text:p>
      <text:p text:style-name="Text_20_body"><text:tab/>O JavaScript é baseado na linguagem de programação ECMAScript que é padronizado pela Ecma International na especificação ECMA-262 e ECMA-402 (Mozilla Developer Network, 2014). </text:p>
      <text:p text:style-name="Text_20_body"><text:tab/>De acordo com Caelum (2015), JavaScript é responsável por aplicar qualquer tipo de funcionalidade dinâmica em páginas <text:span text:style-name="T10">Web</text:span>. É uma linguagem poderosa, que possibilita ótimos resultados. Podemos citar o Gmail, Google Maps e Google Docs como exemplos de aplicações <text:span text:style-name="T10">Web</text:span> desenvolvidas utilizando JavaScript.</text:p>
      <text:p text:style-name="P2"/>
      <text:p text:style-name="P2"/>
      <text:list xml:id="list1618934827" text:continue-numbering="true" text:style-name="Numbering_20_2">
        <text:list-item>
          <text:list>
            <text:list-item>
              <text:h text:style-name="Subtitle" text:outline-level="2"><text:bookmark-start text:name="__RefHeading__575_22349775"/><text:span text:style-name="T12">Cascading Style Sheet</text:span> (CSS)<text:bookmark-end text:name="__RefHeading__575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<text:span text:style-name="T10">Cascading Style Sheet</text:span>, que traduzido para o português significa folhas de estilo em cascata com a abreviação CSS, tem a finalidade de definir estilos de apresentação para um documento HTML<text:note text:id="ftn2" text:note-class="footnote"><text:note-citation>1</text:note-citation><text:note-body><text:p text:style-name="P18">HTML – Abreviação para <text:span text:style-name="T10">HyperText <text:s/>Markup Language</text:span>.</text:p></text:note-body></text:note> (Silva, 2012). </text:p>
      <text:p text:style-name="Text_20_body"><text:tab/>De acordo com W3C<text:note text:id="ftn1" text:note-class="footnote"><text:note-citation>2</text:note-citation><text:note-body><text:p text:style-name="P17">W3C – Abreviação para <text:span text:style-name="T11">World Wide Web Consortium</text:span>.</text:p></text:note-body></text:note> (2015), “<text:span text:style-name="T10">Cascading Style Sheets (CSS) is a simple mechanism for adding style (e.g., fonts, colors, spacing) to Web documents</text:span>”<text:note text:id="ftn0" text:note-class="footnote"><text:note-citation>3</text:note-citation><text:note-body><text:p text:style-name="P17">Folha de estilo em cascata (CSS)é um mecanismo simples para adicionar estilos (por exemplo: fontes, cores, espaçamentos) para documentos Web (tradução nossa).</text:p></text:note-body></text:note>. </text:p>
      <text:p text:style-name="Text_20_body"><text:tab/>Tim Berners-Lee considerava que os navegadores eram responsáveis pela estilização de uma página <text:span text:style-name="T10">Web</text:span>, até que em setembro de 1994, surge como proposta a implementação do CSS. Em dezembro de 1996, foi lançada oficialmente pela W3C as CSS1. O W3C utiliza o termo nível ao invés de versão, tendo dessa maneira CSS nível 1, CSS nível 2, CSS nível 2.1 e atualmente CSS nível 3, conhecida também como CSS3 (Silva, 2012). </text:p>
      <text:p text:style-name="Text_20_body"><text:tab/>De acordo com Mozilla Developer Network (2015), a CSS descreve a apresentação de documentos HTML, XML<text:note text:id="ftn3" text:note-class="footnote"><text:note-citation>4</text:note-citation><text:note-body><text:p text:style-name="P18">XML – Abreviação para <text:span text:style-name="T10">Extensible Markup Language.</text:span></text:p></text:note-body></text:note> ou XHTML<text:note text:id="ftn4" text:note-class="footnote"><text:note-citation>5</text:note-citation><text:note-body><text:p text:style-name="P19">XHTML – Abreviação para <text:span text:style-name="T10">Extensible HyperText Markup Language</text:span>.</text:p></text:note-body></text:note>. É padronizada pelas especificações da W3C e já contém seus primeiros rascunhos do nível CSS4. </text:p>
      <text:p text:style-name="Text_20_body"><text:tab/>Enquanto o HTML é uma linguagem destinada para estruturar e marcar o conteúdo de documentos na <text:span text:style-name="T10">Web</text:span>, o CSS fica responsável por definir cores, nome e tamanho das fontes, espaçamentos e outros atributos relacionados a apresentação visual da página . Essa separação da marcação e estrutura de um documento do seu estilo de apresentação. torna o uso do CSS uma grande vantagem no desenvolvimento de documento para <text:span text:style-name="T10">Web</text:span> (Maujor, 2015).</text:p>
      <text:list xml:id="list202141511" text:continue-numbering="true" text:style-name="Numbering_20_2">
        <text:list-item>
          <text:h text:style-name="P16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7"><text:span text:style-name="T6"><office:annotation><dc:creator>Felipe Prado</dc:creator><dc:date>2015-03-09T00:31:59</dc:date><text:p text:style-name="P20"><text:span text:style-name="T14">João, verificar se referência está correta.</text:span></text:p></office:annotation></text:span><text:span text:style-name="T6">BAUER, Christian; KING, Gavin. </text:span><text:span text:style-name="T4">Hibernate in action</text:span><text:span text:style-name="T6">. Greenwitch: Manning Publications, 2005.</text:span></text:p>
      <text:p text:style-name="P14"/>
      <text:p text:style-name="P7">Caelum. <text:span text:style-name="T4">Apostila Desenvolvimento Web com HTML, CSS e JavaScript</text:span><text:span text:style-name="T6">. 2015. Disponível em: https://www.caelum.com.br/apostila-html-css-javascript/javascript-e-interatividade-na-web/. Acesso em 08 de março, 2015.</text:span></text:p>
      <text:p text:style-name="P7"/>
      <text:p text:style-name="P7"><office:annotation><dc:creator>Felipe Prado</dc:creator><dc:date>2015-03-09T00:32:39</dc:date><text:p text:style-name="P20"><text:span text:style-name="T14">João, verificar se referência está correta.</text:span></text:p></office:annotation>Caelum. <text:span text:style-name="T4">Apostila Java e Orientação a Objetos</text:span>. 2015. Disponível em http://www.caelum.com.br/apostila-java-orientacao-objetos/. Acesso em 08 de março, 2015.</text:p>
      <text:p text:style-name="P7"/>
      <text:p text:style-name="P7"><office:annotation><dc:creator>Felipe Prado</dc:creator><dc:date>2015-03-09T00:43:18</dc:date><text:p text:style-name="P20"><text:span text:style-name="T13">João, verificar se referência está correta.</text:span></text:p></office:annotation>CLARO, D. B., SOBRAL, J. B. M. <text:span text:style-name="T4">Programação em Java</text:span>. Santa Catarina: Copyleft Pearson Education, 2008.</text:p>
      <text:p text:style-name="P7"/>
      <text:p text:style-name="P7"><office:annotation><dc:creator>Felipe Prado</dc:creator><dc:date>2015-03-09T00:33:27</dc:date><text:p text:style-name="P20"><text:span text:style-name="T14">João, verificar se referência está correta.</text:span></text:p></office:annotation>DURHAM, A; JOHNSON R. <text:span text:style-name="T4">A Framework for Run-time Systems and its Visual </text:span></text:p>
      <text:p text:style-name="P7"><text:span text:style-name="T4">Programming Language. In:</text:span> OBJECT-ORIENTED PROGRAMMING SYSTEMS, </text:p>
      <text:p text:style-name="P7">LANGUAGES, AND APPLICATIONS. San Jose, CA, October 1996 Proceedings... </text:p>
      <text:p text:style-name="P7">OOPSLA, 1996, p. 20-25.</text:p>
      <text:p text:style-name="P7"/>
      <text:p text:style-name="P7"><text:span text:style-name="T1">Javascript Brasil. </text:span><text:span text:style-name="T3">Funções de primeira classe</text:span><text:span text:style-name="T2">. 2012. Disponível em: </text:span><text:span text:style-name="T2">http://javascriptbrasil.com/2012/09/05/funcoes-de-primeira-classe/</text:span><text:span text:style-name="T2">. Acesso em 08 de março, 2015.</text:span></text:p>
      <text:p text:style-name="P7"/>
      <text:p text:style-name="P7"><text:span text:style-name="T2">Maujor. </text:span><text:span text:style-name="T3">Site sobre CSS e Padrões Web: </text:span><text:span text:style-name="T2">Por que CSS?.</text:span><text:span text:style-name="T3"> </text:span><text:span text:style-name="T2">2015. Disponível em: </text:span><text:span text:style-name="T2">http://www.maujor.com/index.php</text:span><text:span text:style-name="T2">. Acesso em: 08 de março, 2015.</text:span></text:p>
      <text:p text:style-name="P7"/>
      <text:p text:style-name="P7"><office:annotation><dc:creator>Felipe Prado</dc:creator><dc:date>2015-03-09T00:35:21</dc:date><text:p text:style-name="P20"><text:span text:style-name="T14">João, verificar se referência está correta.</text:span></text:p></office:annotation>MILANI, André. <text:span text:style-name="T4">PostgreSQL:</text:span> Guia do Programador. São Paulo: Novatec.Editora, 2008.</text:p>
      <text:p text:style-name="P7"/>
      <text:p text:style-name="P7"><text:span text:style-name="T7">Mozilla Developer Network. </text:span><text:span text:style-name="T5">HTML</text:span><text:span text:style-name="T7">. 2014. Disponível em: </text:span><text:span text:style-name="T7">https://developer.mozilla.org/pt-BR/docs/Web/HTML</text:span><text:span text:style-name="T7">. Acesso em 07 de março, 2015.</text:span></text:p>
      <text:p text:style-name="P7"/>
      <text:p text:style-name="P7">Mozilla Developer Network. <text:span text:style-name="T4">JavaScript language resources</text:span>. 2014. Disponível em: https://developer.mozilla.org/en-US/docs/Web/JavaScript/Language_Resources. Acesso em 08 de março, 2015.</text:p>
      <text:p text:style-name="P7"/>
      <text:p text:style-name="P7"><text:span text:style-name="T7">Mozilla Developer Network. </text:span><text:span text:style-name="T5">CSS</text:span><text:span text:style-name="T7">. 2015. Disponível em: </text:span><text:span text:style-name="T7">https://developer.mozilla.org/pt-BR/docs/Web/CSS</text:span><text:span text:style-name="T7">. Acesso em 08 de março, 2015.</text:span></text:p>
      <text:p text:style-name="P7"/>
      <text:p text:style-name="P7"><text:span text:style-name="T2">Mozilla Developer Network. </text:span><text:span text:style-name="T3">JavaScript</text:span><text:span text:style-name="T2">. 2015. Disponível em: </text:span><text:span text:style-name="T2">https://developer.mozilla.org/pt-BR/docs/Web/JavaScript</text:span><text:span text:style-name="T2">. Acesso em 08 de março, 2015.</text:span></text:p>
      <text:p text:style-name="P7"/>
      <text:p text:style-name="P7"><text:span text:style-name="T6">SILVA, Maurício Samy. </text:span><text:span text:style-name="T4">JavaScript: </text:span><text:span text:style-name="T6">Guia do Programador. São Paulo: Novatec Editora, 2010.</text:span></text:p>
      <text:p text:style-name="P7"><text:soft-page-break/></text:p>
      <text:p text:style-name="P7">SILVA, Maurício Samy. <text:span text:style-name="T4">HTML5: </text:span><text:span text:style-name="T6">A linguagem de marcação que revolucionou a web. São Paulo: Novatec Editora, 2011.</text:span></text:p>
      <text:p text:style-name="P7"/>
      <text:p text:style-name="P7">SILVA, Maurício Samy. <text:span text:style-name="T4">CSS3: </text:span><text:span text:style-name="T6">Desenvolva aplicações web profissionais com uso dos poderosos recursos de estilização das CSS3. São Paulo: Novatec Editora, 2012.</text:span></text:p>
      <text:p text:style-name="P6"/>
      <text:p text:style-name="P6"><office:annotation><dc:creator>Felipe Prado</dc:creator><dc:date>2015-03-09T00:40:15</dc:date><text:p text:style-name="P20"><text:span text:style-name="T14">João, verificar se referência está correta.</text:span></text:p></office:annotation>SOUZA, A. C.; AMARAL, H. R.; LIZARDO, L. E. O. <text:span text:style-name="T4">PostgreSQL:</text:span> uma alternativa para sistemas gerenciadores de banco de dados de código aberto. In: Anais do Congresso Nacional Universidade, EAD e Software Livre, 2012.</text:p>
      <text:p text:style-name="P6"/>
      <text:p text:style-name="P7"><text:span text:style-name="T8">W3C. </text:span><text:span text:style-name="T9">About W3C</text:span><text:span text:style-name="T8">. 2015. Disponível em http://www.w3.org/Consortium/. Acesso em 07 de março, 2015.</text:span></text:p>
      <text:p text:style-name="P8"/>
      <text:p text:style-name="P7"><text:span text:style-name="T8">W3C. </text:span><text:span text:style-name="T9">What is CSS?</text:span><text:span text:style-name="T8">. 2015. Disponível em http://www.w3.org/Style/CSS/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loext:contextual-spacing="false" fo:margin="100%" fo:margin-left="0in" fo:margin-right="0in" fo:margin-top="0in" fo:margin-bottom="0in" fo:line-height="150%" fo:text-align="start" style:justify-single-word="false" fo:text-indent="0in" style:auto-text-indent="true" style:page-number="auto" text:number-lines="true" text:line-number="0"/>
      <style:text-properties fo:text-transform="uppercase" style:font-name="Times New Roman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loext:contextual-spacing="false" fo:margin="100%" fo:margin-left="0in" fo:margin-right="0in" fo:margin-top="0in" fo:margin-bottom="0in" fo:line-height="150%" fo:text-align="start" style:justify-single-word="false" fo:text-indent="0in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size="13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style:font-name="Times New Roman4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799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9</text:page-number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24:44</meta:creation-date>
    <meta:editing-duration>PT2H1M13S</meta:editing-duration>
    <meta:editing-cycles>47</meta:editing-cycles>
    <meta:generator>LibreOffice/3.5$Linux_X86_64 LibreOffice_project/350m1$Build-2</meta:generator>
    <meta:initial-creator>Felipe Prado</meta:initial-creator>
    <dc:date>2015-03-10T00:32:56</dc:date>
    <dc:creator>Felipe Prado</dc:creator>
    <meta:document-statistic meta:table-count="0" meta:image-count="0" meta:object-count="0" meta:page-count="11" meta:paragraph-count="83" meta:word-count="1825" meta:character-count="12149" meta:non-whitespace-character-count="10491"/>
  </office:meta>
</office:document-meta>
</file>